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780373" draw:fill="none" draw:fill-color="#ffffff" draw:textarea-horizontal-align="left" draw:auto-grow-height="true" draw:auto-grow-width="true" fo:min-height="2.134cm" fo:min-width="5.256cm"/>
      <style:paragraph-properties style:writing-mode="lr-tb"/>
    </style:style>
    <style:style style:name="gr2" style:family="graphic" style:parent-style-name="standard">
      <style:graphic-properties draw:stroke="solid" svg:stroke-color="#00a933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3" style:family="graphic" style:parent-style-name="standard">
      <style:graphic-properties draw:stroke="solid" svg:stroke-color="#2a6099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4" style:family="graphic" style:parent-style-name="standard">
      <style:graphic-properties draw:stroke="solid" svg:stroke-color="#00a933" draw:fill="none" draw:fill-color="#ffffff" draw:textarea-horizontal-align="left" draw:auto-grow-height="true" draw:auto-grow-width="true" fo:min-height="2.134cm" fo:min-width="7.516cm"/>
      <style:paragraph-properties style:writing-mode="lr-tb"/>
    </style:style>
    <style:style style:name="gr5" style:family="graphic" style:parent-style-name="standard">
      <style:graphic-properties draw:stroke="solid" svg:stroke-color="#3465a4" draw:fill="none" draw:fill-color="#ffffff" draw:textarea-horizontal-align="left" draw:auto-grow-height="true" draw:auto-grow-width="true" fo:min-height="2.134cm" fo:min-width="2.153cm"/>
      <style:paragraph-properties style:writing-mode="lr-tb"/>
    </style:style>
    <style:style style:name="gr6" style:family="graphic" style:parent-style-name="standard">
      <style:graphic-properties draw:stroke="solid" svg:stroke-color="#3465a4" draw:fill="none" draw:fill-color="#ffffff" draw:textarea-horizontal-align="left" draw:auto-grow-height="true" draw:auto-grow-width="true" fo:min-height="2.134cm" fo:min-width="9.28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3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752cm"/>
      <style:paragraph-properties style:writing-mode="lr-tb"/>
    </style:style>
    <style:style style:name="gr10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11" style:family="graphic" style:parent-style-name="standard">
      <style:graphic-properties draw:stroke="solid" svg:stroke-color="#780373" draw:fill="none" draw:fill-color="#ffffff" draw:textarea-horizontal-align="left" draw:auto-grow-height="true" draw:auto-grow-width="true" fo:min-height="2.134cm" fo:min-width="5.5cm"/>
      <style:paragraph-properties style:writing-mode="lr-tb"/>
    </style:style>
    <style:style style:name="gr12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color="#069a2e" loext:opacity="100%"/>
    </style:style>
    <style:style style:name="P4" style:family="paragraph">
      <loext:graphic-properties draw:fill="none" draw:fill-color="#ffffff"/>
      <style:paragraph-properties style:writing-mode="lr-tb"/>
      <style:text-properties fo:color="#55308d" loext:opacity="100%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2a6099" loext:opacity="100%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fo:color="#ff4000" loext:opacity="100%" fo:font-weight="bold" style:font-weight-asian="bold" style:font-weight-complex="bold"/>
    </style:style>
    <style:style style:name="T2" style:family="text">
      <style:text-properties fo:color="#069a2e" loext:opacity="100%"/>
    </style:style>
    <style:style style:name="T3" style:family="text">
      <style:text-properties fo:color="#55308d" loext:opacity="100%"/>
    </style:style>
    <style:style style:name="T4" style:family="text">
      <style:text-properties fo:color="#2a6099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2" draw:layer="layout" svg:width="5.756cm" svg:height="2.384cm" svg:x="3.844cm" svg:y="5.6cm">
          <draw:text-box>
            <text:p text:style-name="P1"><text:span text:style-name="T1">YAPF</text:span></text:p>
            <text:p text:style-name="P1">yapf --recursive -i .</text:p>
            <text:p text:style-name="P1"/>
          </draw:text-box>
        </draw:frame>
        <draw:frame draw:style-name="gr2" draw:text-style-name="P2" draw:layer="layout" svg:width="7cm" svg:height="2.384cm" svg:x="2.8cm" svg:y="1cm">
          <draw:text-box>
            <text:p text:style-name="P1"><text:span text:style-name="T1">Pytest-</text:span><text:span text:style-name="T1">cov</text:span></text:p>
            <text:p text:style-name="P1">pytest --cov=src tests</text:p>
            <text:p text:style-name="P1"/>
          </draw:text-box>
        </draw:frame>
        <draw:frame draw:style-name="gr3" draw:text-style-name="P2" draw:layer="layout" svg:width="2.056cm" svg:height="2.384cm" svg:x="17.573cm" svg:y="10.016cm">
          <draw:text-box>
            <text:p text:style-name="P1"><text:span text:style-name="T1">Isort</text:span></text:p>
            <text:p text:style-name="P1">isort .</text:p>
            <text:p text:style-name="P1"/>
          </draw:text-box>
        </draw:frame>
        <draw:frame draw:style-name="gr3" draw:text-style-name="P2" draw:layer="layout" svg:width="2.373cm" svg:height="2.384cm" svg:x="0.6cm" svg:y="10.016cm">
          <draw:text-box>
            <text:p text:style-name="P1"><text:span text:style-name="T1">Mypy</text:span></text:p>
            <text:p text:style-name="P1">mypy .</text:p>
            <text:p text:style-name="P1"/>
          </draw:text-box>
        </draw:frame>
        <draw:frame draw:style-name="gr4" draw:text-style-name="P2" draw:layer="layout" svg:width="8.016cm" svg:height="2.384cm" svg:x="11cm" svg:y="1.016cm">
          <draw:text-box>
            <text:p text:style-name="P1"><text:span text:style-name="T1">Bandit</text:span></text:p>
            <text:p text:style-name="P1">bandit -r --skip Bxxx,Bxxx .</text:p>
            <text:p text:style-name="P1"/>
          </draw:text-box>
        </draw:frame>
        <draw:frame draw:style-name="gr5" draw:text-style-name="P2" draw:layer="layout" svg:width="2.653cm" svg:height="2.384cm" svg:x="14.12cm" svg:y="10cm">
          <draw:text-box>
            <text:p text:style-name="P1"><text:span text:style-name="T1">Flake 8</text:span></text:p>
            <text:p text:style-name="P1">flake8 .</text:p>
            <text:p text:style-name="P1"/>
          </draw:text-box>
        </draw:frame>
        <draw:frame draw:style-name="gr6" draw:text-style-name="P2" draw:layer="layout" svg:width="9.786cm" svg:height="2.384cm" svg:x="3.6cm" svg:y="10cm">
          <draw:text-box>
            <text:p text:style-name="P1"><text:span text:style-name="T1">Pydocstyle</text:span></text:p>
            <text:p text:style-name="P1">pydocstyle --convention=numpy .</text:p>
            <text:p text:style-name="P1"/>
          </draw:text-box>
        </draw:frame>
        <draw:frame draw:style-name="gr7" draw:text-style-name="P3" draw:layer="layout" svg:width="5.15cm" svg:height="0.962cm" svg:x="22cm" svg:y="1.8cm">
          <draw:text-box>
            <text:p><text:span text:style-name="T2">Behavi</text:span><text:span text:style-name="T2">or </text:span><text:span text:style-name="T2">checks</text:span></text:p>
          </draw:text-box>
        </draw:frame>
        <draw:frame draw:style-name="gr8" draw:text-style-name="P4" draw:layer="layout" svg:width="5.8cm" svg:height="1.073cm" svg:x="21.8cm" svg:y="6.4cm">
          <draw:text-box>
            <text:p><text:span text:style-name="T3">Style </text:span><text:span text:style-name="T3">refact</text:span><text:span text:style-name="T3">oring</text:span></text:p>
          </draw:text-box>
        </draw:frame>
        <draw:frame draw:style-name="gr9" draw:text-style-name="P5" draw:layer="layout" svg:width="5.252cm" svg:height="1.673cm" svg:x="21.921cm" svg:y="10.327cm">
          <draw:text-box>
            <text:p text:style-name="P1"><text:span text:style-name="T4">Cod</text:span><text:span text:style-name="T4">e </text:span><text:span text:style-name="T4">conv</text:span><text:span text:style-name="T4">entio</text:span><text:span text:style-name="T4">n</text:span></text:p>
            <text:p text:style-name="P1"><text:span text:style-name="T4"><text:s/></text:span><text:span text:style-name="T4">chec</text:span><text:span text:style-name="T4">ks</text:span></text:p>
          </draw:text-box>
        </draw:frame>
        <draw:line draw:style-name="gr10" draw:text-style-name="P6" draw:layer="layout" svg:x1="10.4cm" svg:y1="3.8cm" svg:x2="10.4cm" svg:y2="5.2cm">
          <text:p/>
        </draw:line>
        <draw:line draw:style-name="gr10" draw:text-style-name="P6" draw:layer="layout" svg:x1="10.4cm" svg:y1="8.2cm" svg:x2="10.4cm" svg:y2="9.6cm">
          <text:p/>
        </draw:line>
        <draw:frame draw:style-name="gr11" draw:text-style-name="P2" draw:layer="layout" svg:width="6cm" svg:height="2.384cm" svg:x="11.2cm" svg:y="5.616cm">
          <draw:text-box>
            <text:p text:style-name="P1"><text:span text:style-name="T1">Pylint</text:span></text:p>
            <text:p text:style-name="P1">pylint ../repo_name</text:p>
            <text:p text:style-name="P1"/>
          </draw:text-box>
        </draw:fram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1cm" svg:stroke-color="#ff8000" draw:marker-start-width="0.35cm" draw:marker-start-center="false" draw:marker-end-width="0.35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21T12:12:30.915761604</meta:creation-date>
    <dc:date>2022-06-21T19:56:53.526152411</dc:date>
    <meta:editing-duration>PT19M17S</meta:editing-duration>
    <meta:editing-cycles>2</meta:editing-cycles>
    <meta:generator>LibreOffice/7.3.3.2$Linux_X86_64 LibreOffice_project/30$Build-2</meta:generator>
    <meta:document-statistic meta:object-count="36"/>
  </office:meta>
</office:document-meta>
</file>